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_20__28_user_29_">
      <style:text-properties officeooo:rsid="00093474" officeooo:paragraph-rsid="00093474"/>
    </style:style>
    <style:style style:name="P2" style:family="paragraph" style:parent-style-name="Standard_20__28_user_29_">
      <style:text-properties style:font-name="Nimbus Roman" fo:font-size="16pt" officeooo:paragraph-rsid="00093474" style:font-size-asian="16pt" style:font-size-complex="16pt"/>
    </style:style>
    <style:style style:name="P3" style:family="paragraph" style:parent-style-name="Standard_20__28_user_29_">
      <style:text-properties style:font-name="Nimbus Roman" fo:font-size="12pt" fo:font-weight="normal" officeooo:rsid="0010866a" officeooo:paragraph-rsid="00093474" style:font-size-asian="12pt" style:font-weight-asian="normal" style:font-size-complex="12pt" style:font-weight-complex="normal"/>
    </style:style>
    <style:style style:name="P4" style:family="paragraph" style:parent-style-name="Standard_20__28_user_29_">
      <style:text-properties fo:color="#202124" style:font-name="Nimbus Roman" fo:font-size="13pt" officeooo:paragraph-rsid="00093474" style:font-size-asian="13pt" style:font-size-complex="13pt"/>
    </style:style>
    <style:style style:name="P5" style:family="paragraph" style:parent-style-name="Standard_20__28_user_29_">
      <style:text-properties fo:color="#202124" style:font-name="Nimbus Roman" fo:font-size="13pt" fo:font-weight="bold" officeooo:paragraph-rsid="00093474" style:font-size-asian="13pt" style:font-weight-asian="bold" style:font-size-complex="13pt" style:font-weight-complex="bold"/>
    </style:style>
    <style:style style:name="P6" style:family="paragraph" style:parent-style-name="Standard_20__28_user_29_">
      <style:text-properties officeooo:paragraph-rsid="00093474"/>
    </style:style>
    <style:style style:name="P7" style:family="paragraph" style:parent-style-name="Standard_20__28_user_29_">
      <style:text-properties officeooo:paragraph-rsid="000a3737"/>
    </style:style>
    <style:style style:name="P8" style:family="paragraph" style:parent-style-name="Standard_20__28_user_29_">
      <style:text-properties officeooo:paragraph-rsid="000b30ad"/>
    </style:style>
    <style:style style:name="P9" style:family="paragraph" style:parent-style-name="Standard_20__28_user_29_" style:master-page-name="Standard">
      <style:paragraph-properties style:page-number="auto"/>
      <style:text-properties style:font-name="Nimbus Roman" fo:font-size="16pt" fo:font-weight="bold" officeooo:paragraph-rsid="00093474" style:font-size-asian="16pt" style:font-weight-asian="bold" style:font-size-complex="16pt" style:font-weight-complex="bold"/>
    </style:style>
    <style:style style:name="P10" style:family="paragraph" style:parent-style-name="Standard_20__28_user_29_">
      <style:text-properties style:font-name="Nimbus Roman" fo:font-size="16pt" fo:font-weight="bold" officeooo:paragraph-rsid="00093474" style:font-size-asian="16pt" style:font-weight-asian="bold" style:font-size-complex="16pt" style:font-weight-complex="bold"/>
    </style:style>
    <style:style style:name="P11" style:family="paragraph" style:parent-style-name="Standard_20__28_user_29_">
      <style:text-properties style:font-name="Nimbus Roman" fo:font-size="13pt" officeooo:paragraph-rsid="00093474" style:font-size-asian="13pt" style:font-size-complex="13pt"/>
    </style:style>
    <style:style style:name="P12" style:family="paragraph" style:parent-style-name="Standard_20__28_user_29_">
      <style:text-properties fo:color="#202124" style:font-name="Nimbus Roman" fo:font-size="13pt" officeooo:paragraph-rsid="00093474" style:font-size-asian="13pt" style:font-size-complex="13pt"/>
    </style:style>
    <style:style style:name="P13" style:family="paragraph" style:parent-style-name="Standard_20__28_user_29_">
      <style:text-properties fo:color="#202124" style:font-name="Nimbus Roman" fo:font-size="13pt" officeooo:rsid="00093474" officeooo:paragraph-rsid="00093474" style:font-size-asian="13pt" style:font-size-complex="13pt"/>
    </style:style>
    <style:style style:name="P14" style:family="paragraph" style:parent-style-name="Standard_20__28_user_29_">
      <style:text-properties fo:color="#202124" style:font-name="Nimbus Roman" fo:font-size="13pt" fo:font-weight="bold" officeooo:paragraph-rsid="00093474" style:font-size-asian="13pt" style:font-weight-asian="bold" style:font-size-complex="13pt" style:font-weight-complex="bold"/>
    </style:style>
    <style:style style:name="P15" style:family="paragraph" style:parent-style-name="Standard_20__28_user_29_">
      <style:text-properties fo:color="#202124" style:font-name="Nimbus Roman" fo:font-size="16pt" style:text-underline-style="solid" style:text-underline-width="auto" style:text-underline-color="font-color" fo:font-weight="bold" officeooo:paragraph-rsid="000a3737" style:font-size-asian="16pt" style:font-weight-asian="bold" style:font-size-complex="16pt" style:font-weight-complex="bold"/>
    </style:style>
    <style:style style:name="P16" style:family="paragraph" style:parent-style-name="Standard_20__28_user_29_">
      <style:text-properties fo:color="#202124" style:font-name="Nimbus Roman" fo:font-size="16pt" style:text-underline-style="solid" style:text-underline-width="auto" style:text-underline-color="font-color" fo:font-weight="bold" officeooo:paragraph-rsid="00093474" style:font-size-asian="16pt" style:font-weight-asian="bold" style:font-size-complex="16pt" style:font-weight-complex="bold"/>
    </style:style>
    <style:style style:name="P17" style:family="paragraph" style:parent-style-name="Standard_20__28_user_29_">
      <style:text-properties fo:color="#202124" style:font-name="Nimbus Roman" fo:font-size="14pt" fo:font-weight="bold" officeooo:rsid="000a3737" officeooo:paragraph-rsid="000a3737" style:font-size-asian="14pt" style:font-weight-asian="bold" style:font-size-complex="14pt" style:font-weight-complex="bold"/>
    </style:style>
    <style:style style:name="T1" style:family="text">
      <style:text-properties fo:color="#202124" style:font-name="Nimbus Roman" fo:font-size="13pt" fo:font-weight="bold" style:font-size-asian="13pt" style:font-weight-asian="bold" style:font-size-complex="13pt" style:font-weight-complex="bold"/>
    </style:style>
    <style:style style:name="T2" style:family="text">
      <style:text-properties fo:color="#202124" style:font-name="Nimbus Roman" fo:font-size="13pt" fo:font-weight="bold" officeooo:rsid="000a3737" style:font-size-asian="13pt" style:font-weight-asian="bold" style:font-size-complex="13pt" style:font-weight-complex="bold"/>
    </style:style>
    <style:style style:name="T3" style:family="text">
      <style:text-properties fo:color="#202124" style:font-name="Nimbus Roman" fo:font-size="13pt" style:font-size-asian="13pt" style:font-size-complex="13pt"/>
    </style:style>
    <style:style style:name="T4" style:family="text">
      <style:text-properties fo:color="#202124" style:font-name="Nimbus Roman" fo:font-size="13pt" officeooo:rsid="00093474" style:font-size-asian="13pt" style:font-size-complex="13pt"/>
    </style:style>
    <style:style style:name="T5" style:family="text">
      <style:text-properties fo:color="#202124" style:font-name="Nimbus Roman" fo:font-size="13pt" officeooo:rsid="000a3737" style:font-size-asian="13pt" style:font-size-complex="13pt"/>
    </style:style>
    <style:style style:name="T6" style:family="text">
      <style:text-properties fo:color="#202124" style:font-name="Nimbus Roman" fo:font-size="13pt" officeooo:rsid="000b30ad" style:font-size-asian="13pt" style:font-size-complex="13pt"/>
    </style:style>
    <style:style style:name="T7" style:family="text">
      <style:text-properties fo:color="#202124" style:font-name="Nimbus Roman" fo:font-size="13pt" officeooo:rsid="000b5dc2" style:font-size-asian="13pt" style:font-size-complex="13pt"/>
    </style:style>
    <style:style style:name="T8" style:family="text">
      <style:text-properties fo:color="#202124" style:font-name="Nimbus Roman" fo:font-size="13pt" fo:font-weight="normal" style:font-size-asian="13pt" style:font-weight-asian="normal" style:font-size-complex="13pt" style:font-weight-complex="normal"/>
    </style:style>
    <style:style style:name="T9" style:family="text">
      <style:text-properties style:font-name="Nimbus Roman" fo:font-size="13pt" style:font-size-asian="13pt" style:font-size-complex="13pt"/>
    </style:style>
    <style:style style:name="T10" style:family="text">
      <style:text-properties officeooo:rsid="000b30ad"/>
    </style:style>
    <style:style style:name="T11" style:family="text">
      <style:text-properties fo:font-variant="normal" fo:text-transform="none" fo:color="#202124" style:font-name="Nimbus Roman1" fo:font-size="13pt" fo:letter-spacing="normal" fo:font-style="normal" fo:font-weight="normal" officeooo:rsid="002527a6" style:font-size-asian="13pt" style:font-weight-asian="normal" style:font-size-complex="13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odeling the neuron</text:p>
      <text:p text:style-name="P10">How can we represent neurons in a computational model?</text:p>
      <text:p text:style-name="P3">Giulia Moreni - University of Amsterdam – Cognitive and System Neuroscience group.</text:p>
      <text:p text:style-name="P2"/>
      <text:p text:style-name="P11">Our brain is able to perform very complex cognitive functions such as visual perception and, eventually, consciousness. Computational models, together with experiments, can help us understand how the brain performs such complex tasks.</text:p>
      <text:p text:style-name="P11">How can we model the behavior of neurons? Spiking networks models are one of the ways we can use to study the complex dynamics of neurons.</text:p>
      <text:p text:style-name="P2"/>
      <text:p text:style-name="P6"><text:span text:style-name="T9">In this workshop, we will focus on the Leaky integrate-and-Fire (LIF) model of the single neuron. This model is </text:span><text:span text:style-name="T3">one of the most widely used models for analyzing the behavior of neural systems. It describes the membrane potential and spiking of a neuron in terms of the synaptic inputs and the injected current that it receives.</text:span></text:p>
      <text:p text:style-name="P4"/>
      <text:p text:style-name="P4">After an hands-on tutorial on one LIF neuron, we will connect multiple neurons to have a network of spiking neurons and analyze its behavior.</text:p>
      <text:p text:style-name="P4">We will then create a network with different populations of neurons: excitatory and inhibitory populations. We will study the neural dynamics in this more complex case.</text:p>
      <text:p text:style-name="P4">How are two populations interacting in the network? What can we change in the model to obtain different dynamic behaviors? How can you expand the model to make it more biologically plausible? During the workshops we will address these (and more!) questions.</text:p>
      <text:p text:style-name="P4"/>
      <text:p text:style-name="P4">Lastly, we will add to the LIF neurons different receptor types (GABA and AMPA, a subtype of glutamate receptors) and therefore move to a more biologically realistic neuron model!</text:p>
      <text:p text:style-name="P4">Experimentalists can measure Local Field Potentials (LFPs) in the brain, they reflect mass synaptic inputs into the recorder brain area which make them an interesting measure of brain activity. How can we measure LFP in a computational model? We will use a Local field potential simulation to record LFP signal from our computational network.</text:p>
      <text:p text:style-name="P4"/>
      <text:p text:style-name="P4">Based on the discussed topics and exercises, you will prepare your own research proposal in teams of about five people.</text:p>
      <text:p text:style-name="P4"><text:line-break/>Looking forward,<text:line-break/>Giulia Moreni</text:p>
      <text:p text:style-name="P6"><text:span text:style-name="T3"><text:line-break/></text:span><text:span text:style-name="T1">Preparation </text:span><text:span text:style-name="T2">&amp; requirements</text:span><text:span text:style-name="T1">:</text:span></text:p>
      <text:p text:style-name="P7"><text:span text:style-name="T3">No programming skills necessary, but a brief </text:span><text:span text:style-name="T6">online</text:span><text:span text:style-name="T3"> introduction to Python may help: </text:span><text:a xlink:type="simple" xlink:href="https://www.learnpython.org/" text:style-name="Internet_20_link" text:visited-style-name="Visited_20_Internet_20_Link"><text:span text:style-name="T10">https://www.learnpython.org/</text:span></text:a></text:p>
      <text:p text:style-name="P7"><text:span text:style-name="T5">In this workshop we will use </text:span><text:span text:style-name="T7">J</text:span><text:span text:style-name="T5">upyter notebooks so p</text:span><text:span text:style-name="T3">lease make sure you have</text:span><text:span text:style-name="T5"> </text:span><text:a xlink:type="simple" xlink:href="https://test-jupyter.readthedocs.io/en/latest/install.html" text:style-name="Internet_20_link" text:visited-style-name="Visited_20_Internet_20_Link">Jupyter</text:a><text:span text:style-name="T7"> </text:span><text:span text:style-name="T3">installed on your computer. </text:span></text:p>
      <text:p text:style-name="P7"><text:span text:style-name="T5">You also need to install </text:span><text:a xlink:type="simple" xlink:href="https://brian2.readthedocs.io/en/stable/introduction/install.html" text:style-name="Internet_20_link" text:visited-style-name="Visited_20_Internet_20_Link">Brian</text:a><text:span text:style-name="T5"> and </text:span><text:a xlink:type="simple" xlink:href="https://nest-simulator.readthedocs.io/en/stable/installation/index.html" text:style-name="Internet_20_link" text:visited-style-name="Visited_20_Internet_20_Link">Nest</text:a><text:span text:style-name="T5">. See below for detailed instruction on how to install them.</text:span></text:p>
      <text:p text:style-name="P15"/>
      <text:p text:style-name="P16"><text:soft-page-break/>First week:</text:p>
      <text:p text:style-name="P5">Monday 20/06 (4h):</text:p>
      <text:p text:style-name="P4">Introduction (1h):</text:p>
      <text:p text:style-name="P4">- Explain the goal of the workshops (hands-on tutorial on LIF + develop research proposal)</text:p>
      <text:p text:style-name="P4">- Introduction on LIF network</text:p>
      <text:p text:style-name="P4">- Presentation of my PhD project (concrete example of LIF network)</text:p>
      <text:p text:style-name="P4"/>
      <text:p text:style-name="P4">Tutorial on LIF neurons (3h):</text:p>
      <text:p text:style-name="P4">- 1 LIF neuron: understanding the equation and see the effect of parameters changes</text:p>
      <text:p text:style-name="P4">- LIF neurons using Nest</text:p>
      <text:p text:style-name="P4">- Connect a simple network of LIF neurons and study its behavior</text:p>
      <text:p text:style-name="P4"/>
      <text:p text:style-name="P5">Tuesday 21/06 (1h):</text:p>
      <text:p text:style-name="P4">- Questions on the tutorial</text:p>
      <text:p text:style-name="P4">- Brainstorming on the research proposal</text:p>
      <text:p text:style-name="P8"><text:span text:style-name="T3">- Papers to get inspiration for the project: </text:span><text:a xlink:type="simple" xlink:href="https://www.researchgate.net/publication/233829951_The_Cell-Type_Specific_Cortical_Microcircuit_Relating_Structure_and_Activity_in_a_Full-Scale_Spiking_Network_Model" text:style-name="Internet_20_link" text:visited-style-name="Visited_20_Internet_20_Link"><text:span text:style-name="T8">Portjans</text:span></text:a><text:span text:style-name="T11">, </text:span><text:a xlink:type="simple" xlink:href="http://amygdala.psychdept.arizona.edu/Jclub/Wang-decision-making-2002.pdf" text:style-name="Internet_20_link" text:visited-style-name="Visited_20_Internet_20_Link"><text:span text:style-name="T8">Wang</text:span></text:a><text:span text:style-name="T11">,</text:span><text:span text:style-name="T3"> other papers (TBD)</text:span></text:p>
      <text:p text:style-name="P5"/>
      <text:p text:style-name="P5">Wednesday 22/06 (1h):</text:p>
      <text:p text:style-name="P4">- Questions on the tutorial</text:p>
      <text:p text:style-name="P4">- Brainstorming on the research proposal</text:p>
      <text:p text:style-name="P4"/>
      <text:p text:style-name="P5">Thursday 23/06 (4h):</text:p>
      <text:p text:style-name="P4">Tutorial on LIF network:</text:p>
      <text:p text:style-name="P4">- Inhibitory and excitatory populations: <text:s/>change weights between them to observe behavior</text:p>
      <text:p text:style-name="P4">- Add receptors (GABA and AMPA)</text:p>
      <text:p text:style-name="P4">- Simulate LFP</text:p>
      <text:p text:style-name="P4"/>
      <text:p text:style-name="P5">Friday 24/06 (4h):</text:p>
      <text:p text:style-name="P4">Work on research proposal</text:p>
      <text:p text:style-name="P4"/>
      <text:p text:style-name="P16">Second week:</text:p>
      <text:p text:style-name="P5">Monday 27/06 (4h):</text:p>
      <text:p text:style-name="P4">Work on research proposal</text:p>
      <text:p text:style-name="P4"/>
      <text:p text:style-name="P5">Tuesday 28/06 (4h):</text:p>
      <text:p text:style-name="P4">Work on research proposal + start to write the poster</text:p>
      <text:p text:style-name="P4"/>
      <text:p text:style-name="P5">Wednesday 29/06 (4h):</text:p>
      <text:p text:style-name="P4">Finalize the poster and print it</text:p>
      <text:p text:style-name="P4"/>
      <text:p text:style-name="P5">Thursday 30/06 (4h):</text:p>
      <text:p text:style-name="P4">-Labs tour at SP (optional)</text:p>
      <text:p text:style-name="P4">-Questions and Discussions</text:p>
      <text:p text:style-name="P4">-Practice oral presentation <text:s/></text:p>
      <text:p text:style-name="P4"/>
      <text:p text:style-name="P1"><text:span text:style-name="T1">Friday 01/07: </text:span><text:span text:style-name="T3">Final presentations</text:span></text:p>
      <text:p text:style-name="P13"><text:soft-page-break/></text:p>
      <text:p text:style-name="P1"/>
      <text:p text:style-name="P17">Installation instruction:</text:p>
      <text:p text:style-name="P1"><text:span text:style-name="T3">The requirements to be able to run the tutorials </text:span><text:span text:style-name="T6">for this workshop</text:span><text:span text:style-name="T3"> is to have </text:span><text:span text:style-name="T6">J</text:span><text:span text:style-name="T3">upyter </text:span><text:span text:style-name="T6">N</text:span><text:span text:style-name="T3">otebook installed.</text:span></text:p>
      <text:p text:style-name="P13"/>
      <text:p text:style-name="P13">How to install it? </text:p>
      <text:p text:style-name="P1"><text:span text:style-name="T3">Downloading Anaconda will automatically install </text:span><text:span text:style-name="T6">J</text:span><text:span text:style-name="T3">upyter:</text:span></text:p>
      <text:p text:style-name="P6"><text:a xlink:type="simple" xlink:href="https://test-jupyter.readthedocs.io/en/latest/install.html" text:style-name="Internet_20_link" text:visited-style-name="Visited_20_Internet_20_Link"><text:span text:style-name="T7">https://test-jupyter.readthedocs.io/en/latest/install.html</text:span></text:a></text:p>
      <text:p text:style-name="P13"/>
      <text:p text:style-name="P13">Brian should also be installed. How?</text:p>
      <text:p text:style-name="P13">Once you have anaconda just type in your terminal:</text:p>
      <text:p text:style-name="P13">conda install -c conda-forge brian2</text:p>
      <text:p text:style-name="P13">And then type: </text:p>
      <text:p text:style-name="P13">conda install brian2</text:p>
      <text:p text:style-name="P13">Brian is installed! </text:p>
      <text:p text:style-name="P6"><text:span text:style-name="T6">M</text:span><text:span text:style-name="T4">ore info at: </text:span><text:a xlink:type="simple" xlink:href="https://brian2.readthedocs.io/en/stable/introduction/install.html" text:style-name="Internet_20_link" text:visited-style-name="Visited_20_Internet_20_Link"><text:span text:style-name="T5">https://brian2.readthedocs.io/en/stable/introduction/install.html</text:span></text:a></text:p>
      <text:p text:style-name="P13"/>
      <text:p text:style-name="P13">Nest should also be installed: </text:p>
      <text:p text:style-name="P1"><text:a xlink:type="simple" xlink:href="https://nest-simulator.readthedocs.io/en/stable/installation/index.html" text:style-name="Internet_20_link" text:visited-style-name="Visited_20_Internet_20_Link"><text:span text:style-name="T3">https://nest-simulator.readthedocs.io/en/stable/installation/index.html</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4T11:01:06.747009705</meta:creation-date>
    <dc:date>2022-06-14T11:44:33.852118563</dc:date>
    <meta:editing-duration>PT25M33S</meta:editing-duration>
    <meta:editing-cycles>3</meta:editing-cycles>
    <meta:generator>LibreOffice/6.4.7.2$Linux_X86_64 LibreOffice_project/40$Build-2</meta:generator>
    <meta:document-statistic meta:table-count="0" meta:image-count="0" meta:object-count="0" meta:page-count="3" meta:paragraph-count="67" meta:word-count="660" meta:character-count="4284" meta:non-whitespace-character-count="3680"/>
  </office:meta>
</office:document-meta>
</file>